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5" style:family="graphic" style:parent-style-name="objectwithoutfill">
      <style:graphic-properties draw:marker-start="Diamond_20_unfilled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064cm" svg:height="4.064cm" svg:x="2.524cm" svg:y="1.127cm">
          <text:p text:style-name="P1">On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064cm" svg:height="4.064cm" svg:x="8.62cm" svg:y="4.429cm">
          <text:p text:style-name="P1">Nucle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064cm" svg:height="4.064cm" svg:x="14.589cm" svg:y="1.127cm">
          <text:p text:style-name="P1">Co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993cm" svg:y1="4.596cm" svg:x2="9.215cm" svg:y2="5.024cm" draw:start-shape="id1" draw:start-glue-point="9" draw:end-shape="id2" draw:end-glue-point="5" svg:d="M5993 4596l3222 428" svg:viewBox="0 0 3223 429">
          <text:p/>
        </draw:connector>
        <draw:connector draw:style-name="gr2" draw:text-style-name="P1" draw:layer="layout" draw:type="line" svg:x1="12.089cm" svg:y1="5.024cm" svg:x2="15.184cm" svg:y2="4.596cm" draw:start-shape="id2" draw:start-glue-point="11" draw:end-shape="id3" draw:end-glue-point="7" svg:d="M12089 5024l3095-428" svg:viewBox="0 0 3096 429">
          <text:p/>
        </draw:connector>
        <draw:connector draw:style-name="gr2" draw:text-style-name="P1" draw:layer="layout" draw:type="line" svg:x1="14.589cm" svg:y1="3.159cm" svg:x2="6.588cm" svg:y2="3.159cm" draw:start-shape="id3" draw:start-glue-point="6" draw:end-shape="id1" draw:end-glue-point="10" svg:d="M14589 3159h-8001" svg:viewBox="0 0 8002 1">
          <text:p/>
        </draw:connector>
        <draw:connector draw:style-name="gr3" draw:text-style-name="P1" draw:layer="layout" draw:type="curve" svg:x1="4.556cm" svg:y1="5.191cm" svg:x2="7.413cm" svg:y2="10.652cm" draw:start-shape="id1" draw:start-glue-point="8" draw:end-shape="id4" draw:end-glue-point="0" svg:d="M4556 5191c0 4096 2857 1366 2857 5461" svg:viewBox="0 0 2858 5462">
          <text:p text:style-name="P1">emit()</text:p>
        </draw:connector>
        <draw:connector draw:style-name="gr3" draw:text-style-name="P1" draw:layer="layout" draw:type="curve" svg:x1="10.652cm" svg:y1="8.493cm" svg:x2="10.588cm" svg:y2="10.652cm" draw:start-shape="id2" draw:start-glue-point="8" draw:end-shape="id5" draw:end-glue-point="0" svg:d="M10652 8493c0 1620-64 541-64 2159" svg:viewBox="0 0 65 2160">
          <text:p text:style-name="P1">emit()</text:p>
        </draw:connector>
        <draw:connector draw:style-name="gr3" draw:text-style-name="P1" draw:layer="layout" draw:type="curve" svg:x1="16.621cm" svg:y1="5.191cm" svg:x2="13.763cm" svg:y2="10.652cm" draw:start-shape="id3" draw:start-glue-point="8" draw:end-shape="id6" draw:end-glue-point="0" svg:d="M16621 5191c0 4096-2858 1366-2858 5461" svg:viewBox="0 0 2859 5462">
          <text:p text:style-name="P1">emit()</text:p>
        </draw:connector>
        <draw:custom-shape draw:style-name="gr1" draw:text-style-name="P1" xml:id="id4" draw:id="id4" draw:layer="layout" svg:width="2.921cm" svg:height="2.921cm" svg:x="5.953cm" svg:y="10.652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921cm" svg:height="2.921cm" svg:x="9.128cm" svg:y="10.65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921cm" svg:height="2.921cm" svg:x="12.303cm" svg:y="10.652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7.112cm" svg:height="2.794cm" svg:x="1.508cm" svg:y="20.177cm">
          <text:p text:style-name="P2"><text:span text:style-name="T1">SegmentGenerator</text:span></text:p>
          <text:p text:style-name="P2"><text:span text:style-name="T1"/></text:p>
          <text:p text:style-name="P2"><text:span text:style-name="T1">- emit(): Symbo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8.255cm" svg:height="3.429cm" svg:x="11.541cm" svg:y="21.32cm">
          <text:p text:style-name="P1">Generator</text:p>
          <text:p text:style-name="P1"/>
          <text:p text:style-name="P1">- lastEmitted: Symbol</text:p>
          <text:p text:style-name="P1">- generate(): Syllable[]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4.605cm" svg:height="2.921cm" svg:x="1.381cm" svg:y="25.511cm">
          <text:p text:style-name="P1">Rule</text:p>
          <text:p text:style-name="P1">- allowedSymbo(lastEmitted:Symbol): Symbol[]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2cm" svg:y1="21.574cm" svg:x2="11.541cm" svg:y2="23.034cm" draw:start-shape="id7" draw:start-glue-point="1" draw:end-shape="id8" draw:end-glue-point="3" svg:d="M8620 21574l2921 1460" svg:viewBox="0 0 2922 1461">
          <text:p/>
        </draw:connector>
        <draw:frame draw:style-name="gr4" draw:layer="layout" svg:width="1.016cm" svg:height="0.962cm" svg:x="10.144cm" svg:y="21.374cm">
          <draw:text-box>
            <text:p>1</text:p>
          </draw:text-box>
        </draw:frame>
        <draw:connector draw:style-name="gr5" draw:text-style-name="P1" draw:layer="layout" draw:type="line" svg:x1="5.064cm" svg:y1="22.971cm" svg:x2="8.683cm" svg:y2="25.511cm" draw:start-shape="id7" draw:start-glue-point="2" draw:end-shape="id9" draw:end-glue-point="0" svg:d="M5064 22971l3619 2540" svg:viewBox="0 0 3620 2541">
          <text:p/>
        </draw:connector>
        <draw:frame draw:style-name="gr6" draw:layer="layout" svg:width="1.016cm" svg:height="0.962cm" svg:x="8.611cm" svg:y="24.262cm">
          <draw:text-box>
            <text:p>1</text:p>
          </draw:text-box>
        </draw:frame>
        <draw:custom-shape draw:style-name="gr1" draw:text-style-name="P1" draw:layer="layout" svg:width="10.16cm" svg:height="2.794cm" svg:x="5.826cm" svg:y="15.605cm">
          <text:p text:style-name="P1">Syllable</text:p>
          <text:p text:style-name="P1"/>
          <text:p text:style-name="P1">- onset, nucleus, coda: Symbo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11:54:06.431283080</meta:creation-date>
    <dc:date>2016-04-08T12:26:44.812773051</dc:date>
    <meta:editing-duration>PT2M7S</meta:editing-duration>
    <meta:editing-cycles>1</meta:editing-cycles>
    <meta:document-statistic meta:object-count="20"/>
    <meta:generator>LibreOffice/4.2.8.2$Linux_X86_64 LibreOffice_project/420m0$Build-2</meta:generator>
  </office:meta>
</office:document-meta>
</file>